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894b" officeooo:paragraph-rsid="001d894b"/>
    </style:style>
    <style:style style:name="P2" style:family="paragraph" style:parent-style-name="Standard">
      <style:text-properties officeooo:rsid="001dbc38" officeooo:paragraph-rsid="001dbc38"/>
    </style:style>
    <style:style style:name="P3" style:family="paragraph" style:parent-style-name="Standard">
      <style:text-properties officeooo:rsid="001dbc38" officeooo:paragraph-rsid="002221e0"/>
    </style:style>
    <style:style style:name="P4" style:family="paragraph" style:parent-style-name="Standard">
      <style:text-properties officeooo:rsid="002221e0" officeooo:paragraph-rsid="002221e0"/>
    </style:style>
    <style:style style:name="P5" style:family="paragraph" style:parent-style-name="Standard">
      <style:text-properties officeooo:rsid="001e6855" officeooo:paragraph-rsid="001f2d0c"/>
    </style:style>
    <style:style style:name="P6" style:family="paragraph" style:parent-style-name="Standard">
      <style:text-properties officeooo:rsid="001f2d0c" officeooo:paragraph-rsid="001f2d0c"/>
    </style:style>
    <style:style style:name="P7" style:family="paragraph" style:parent-style-name="Standard">
      <style:text-properties officeooo:rsid="001f2d0c" officeooo:paragraph-rsid="0020342b"/>
    </style:style>
    <style:style style:name="P8" style:family="paragraph" style:parent-style-name="Standard">
      <style:text-properties officeooo:rsid="0020342b" officeooo:paragraph-rsid="0020342b"/>
    </style:style>
    <style:style style:name="P9" style:family="paragraph" style:parent-style-name="Standard">
      <style:text-properties officeooo:rsid="0020a23c" officeooo:paragraph-rsid="00219ecb"/>
    </style:style>
    <style:style style:name="P10" style:family="paragraph" style:parent-style-name="Standard">
      <style:text-properties officeooo:rsid="00219ecb" officeooo:paragraph-rsid="002221e0"/>
    </style:style>
    <style:style style:name="P11" style:family="paragraph" style:parent-style-name="Standard">
      <style:text-properties officeooo:rsid="002221e0" officeooo:paragraph-rsid="002221e0"/>
    </style:style>
    <style:style style:name="P12" style:family="paragraph" style:parent-style-name="Standard">
      <style:text-properties officeooo:rsid="00230d12" officeooo:paragraph-rsid="00230d12"/>
    </style:style>
    <style:style style:name="T1" style:family="text">
      <style:text-properties officeooo:rsid="002221e0"/>
    </style:style>
    <style:style style:name="T2" style:family="text">
      <style:text-properties officeooo:rsid="002694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ek 1</text:p>
      <text:p text:style-name="P1">wifi code : 734EDE7E4365EC759E9DF973C3 <text:s/><text:span text:style-name="T2">Gewurtzr@minerInP@ris#</text:span></text:p>
      <text:p text:style-name="P1"/>
      <text:p text:style-name="P1">1. Le terminal</text:p>
      <text:p text:style-name="P1"/>
      <text:p text:style-name="P1">Ctr + Alt + T</text:p>
      <text:p text:style-name="P1">echo “Bonjour moi!”</text:p>
      <text:p text:style-name="P1">ls : afficher les dossiers sur le bureau</text:p>
      <text:p text:style-name="P1">ls -a : afficher les dossiers en cachés</text:p>
      <text:p text:style-name="P2"><text:tab/></text:p>
      <text:p text:style-name="P2">Notion: conséquent géographique</text:p>
      <text:p text:style-name="P2">ls: accéder au fichier principal</text:p>
      <text:p text:style-name="P2">ls -a : fichier principal + </text:p>
      <text:p text:style-name="P2">ls-l: où il est le fichier</text:p>
      <text:p text:style-name="P5">man ls: manuel de ls</text:p>
      <text:p text:style-name="P6">mkdir: créer un dossier</text:p>
      <text:p text:style-name="P7">touch: créer un fichier</text:p>
      <text:p text:style-name="P8">cd : change directory</text:p>
      <text:p text:style-name="P8">cd .. : aller dans le directory en parent</text:p>
      <text:p text:style-name="P9">pwd: check où tu es</text:p>
      <text:p text:style-name="P10">cd: aller vers le directory principal</text:p>
      <text:p text:style-name="P3"><text:span text:style-name="T1">cp fichier1 <text:s/>dir/fichier2 <text:s/></text:span><text:s/>: <text:span text:style-name="T1">copy</text:span> </text:p>
      <text:p text:style-name="P4">mv fichier1 <text:s/>dir/fichier2 : move</text:p>
      <text:p text:style-name="P4">rm: effacer un fichier</text:p>
      <text:p text:style-name="P4">rm -r: effacer un dossier</text:p>
      <text:p text:style-name="P4"/>
      <text:p text:style-name="P12">git: username : hong, email: luu.bichhong@gmail.com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10:28:32.370383751</meta:creation-date>
    <dc:date>2017-07-03T23:44:33.501329295</dc:date>
    <meta:editing-duration>PT1H25M52S</meta:editing-duration>
    <meta:editing-cycles>9</meta:editing-cycles>
    <meta:generator>LibreOffice/5.1.4.2$Linux_X86_64 LibreOffice_project/10m0$Build-2</meta:generator>
    <meta:document-statistic meta:table-count="0" meta:image-count="0" meta:object-count="0" meta:page-count="1" meta:paragraph-count="24" meta:word-count="116" meta:character-count="660" meta:non-whitespace-character-count="559"/>
  </office:meta>
</office:document-meta>
</file>